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aco" svg:font-family="Monaco, Consolas, 'Bitstream Vera Sans Mono', 'Courier New', Courier, monospace"/>
    <style:font-face style:name="Open Sans" svg:font-family="'Open Sans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Monaco" fo:font-size="12pt" fo:letter-spacing="normal" fo:font-style="normal" fo:font-weight="normal" officeooo:rsid="001cd0cb" officeooo:paragraph-rsid="001cd0cb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Monaco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Monaco" fo:font-size="12pt" fo:letter-spacing="normal" fo:font-style="normal" fo:font-weight="normal" officeooo:paragraph-rsid="001deac2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Monaco" fo:font-size="12pt" fo:letter-spacing="normal" fo:font-style="normal" fo:font-weight="normal" officeooo:rsid="001dae3a" officeooo:paragraph-rsid="001dae3a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Monaco" fo:font-size="12pt" fo:letter-spacing="normal" fo:font-style="normal" fo:font-weight="normal" officeooo:rsid="001deac2" officeooo:paragraph-rsid="001deac2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Monaco" fo:font-size="12pt" fo:letter-spacing="normal" fo:font-style="normal" fo:font-weight="normal" officeooo:paragraph-rsid="001deac2"/>
    </style:style>
    <style:style style:name="T1" style:family="text">
      <style:text-properties officeooo:rsid="001deac2"/>
    </style:style>
    <style:style style:name="T2" style:family="text">
      <style:text-properties fo:color="#2a2a2a" style:font-name="Open Sans"/>
    </style:style>
    <style:style style:name="T3" style:family="text">
      <style:text-properties fo:color="#2a2a2a" style:font-name="Open Sans" officeooo:rsid="001e66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ner los botones de minimizar</text:p>
      <text:p text:style-name="P2"><text:tab/>gsettings set org.gnome.desktop.wm.preferences button-layout <text:tab/>'close,maximize,minimize:'</text:p>
      <text:p text:style-name="P2"/>
      <text:p text:style-name="P4">copiar gráfico</text:p>
      <text:p text:style-name="P4"><text:tab/>sudo nautilus</text:p>
      <text:p text:style-name="P4"/>
      <text:p text:style-name="P5">crear lanzadores</text:p>
      <text:p text:style-name="P3"><text:span text:style-name="T1"><text:tab/></text:span><text:span text:style-name="T2">gnome-desktop-item-edit ~/Escritorio –create-new</text:span></text:p>
      <text:p text:style-name="P3"><text:span text:style-name="T2"/></text:p>
      <text:p text:style-name="P3"><text:a xlink:type="simple" xlink:href="https://www.youtube.com/watch?v=6uwhB99Zna0&amp;ab_channel=BettaTech" text:style-name="Internet_20_link" text:visited-style-name="Visited_20_Internet_20_Link">https://www.youtube.com/watch?v=6uwhB99Zna0&amp;ab_channel=BettaTech</text:a><text:span text:style-name="T2"> </text:span><text:span text:style-name="T3">libro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aco" svg:font-family="Monaco, Consolas, 'Bitstream Vera Sans Mono', 'Courier New', Courier, monospace"/>
    <style:font-face style:name="Open Sans" svg:font-family="'Open Sans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20:05:42.619228618</meta:creation-date>
    <dc:date>2021-01-19T22:28:42.243613829</dc:date>
    <meta:editing-duration>PT1M47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7" meta:word-count="21" meta:character-count="283" meta:non-whitespace-character-count="265"/>
  </office:meta>
</office:document-meta>
</file>